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05ea5" draw:fill="solid" draw:fill-color="#ffffff" draw:textarea-horizontal-align="justify" draw:textarea-vertical-align="middle" draw:auto-grow-height="false" fo:min-height="12.627cm" fo:min-width="12.332cm" draw:shadow="visible" draw:shadow-color="#b3b3b3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6.773cm" fo:min-width="10.636cm" draw:shadow="visible" draw:shadow-color="#b3b3b3"/>
    </style:style>
    <style:style style:name="gr3" style:family="graphic" style:parent-style-name="standard">
      <style:graphic-properties svg:stroke-width="0.01cm" draw:marker-start-width="0.37cm" draw:marker-end-width="0.37cm" draw:fill="none" draw:textarea-horizontal-align="justify" draw:textarea-vertical-align="middle" draw:auto-grow-height="false" fo:min-height="1.843cm" fo:min-width="1.518cm" fo:padding-top="0.13cm" fo:padding-bottom="0.13cm" fo:padding-left="0.255cm" fo:padding-right="0.255cm"/>
    </style:style>
    <style:style style:name="gr4" style:family="graphic" style:parent-style-name="standard">
      <style:graphic-properties draw:fill-color="#cccccc" fo:min-height="0.359cm"/>
    </style:style>
    <style:style style:name="gr5" style:family="graphic" style:parent-style-name="standard">
      <style:graphic-properties draw:stroke="none" svg:stroke-color="#000000" draw:fill="none" draw:fill-color="#ffffff" fo:min-height="1.376cm"/>
    </style:style>
    <style:style style:name="gr6" style:family="graphic" style:parent-style-name="standard">
      <style:graphic-properties svg:stroke-width="0.01cm" draw:marker-start-width="0.37cm" draw:marker-end-width="0.37cm" draw:fill="none" draw:textarea-horizontal-align="justify" draw:textarea-vertical-align="middle" draw:auto-grow-height="false" fo:min-height="1.675cm" fo:min-width="2.047cm" fo:padding-top="0.13cm" fo:padding-bottom="0.13cm" fo:padding-left="0.255cm" fo:padding-right="0.255cm"/>
    </style:style>
    <style:style style:name="gr7" style:family="graphic" style:parent-style-name="standard">
      <style:graphic-properties draw:fill-color="#cccccc" fo:min-height="0.372cm"/>
    </style:style>
    <style:style style:name="gr8" style:family="graphic" style:parent-style-name="standard">
      <style:graphic-properties svg:stroke-width="0.01cm" draw:marker-start-width="0.32cm" draw:marker-end-width="0.32cm" draw:textarea-horizontal-align="center" draw:textarea-vertical-align="middle" fo:padding-top="0.13cm" fo:padding-bottom="0.13cm" fo:padding-left="0.255cm" fo:padding-right="0.255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svg:stroke-width="0.01cm" draw:marker-start-width="0.37cm" draw:marker-end-width="0.37cm" draw:fill="none" draw:textarea-horizontal-align="justify" draw:textarea-vertical-align="middle" draw:auto-grow-height="false" fo:min-height="2.25cm" fo:min-width="2.047cm" fo:padding-top="0.13cm" fo:padding-bottom="0.13cm" fo:padding-left="0.255cm" fo:padding-right="0.255cm"/>
    </style:style>
    <style:style style:name="gr11" style:family="graphic" style:parent-style-name="standard">
      <style:graphic-properties draw:stroke="none" svg:stroke-color="#000000" draw:fill="none" draw:fill-color="#ffffff" fo:min-height="1.926cm"/>
    </style:style>
    <style:style style:name="gr12" style:family="graphic" style:parent-style-name="standard">
      <style:graphic-properties draw:stroke="none" svg:stroke-color="#000000" draw:fill="none" draw:fill-color="#ffffff" fo:min-height="1.179cm"/>
    </style:style>
    <style:style style:name="gr13" style:family="graphic" style:parent-style-name="objectwithoutfill">
      <style:graphic-properties svg:stroke-color="#3465a4" draw:fill="none" draw:textarea-vertical-align="middle"/>
    </style:style>
    <style:style style:name="gr14" style:family="graphic" style:parent-style-name="standard">
      <style:graphic-properties draw:fill="solid" draw:fill-color="#198a8a" draw:opacity="50%" draw:textarea-horizontal-align="justify" draw:textarea-vertical-align="middle" draw:auto-grow-height="false" fo:min-height="0.411cm" fo:min-width="0.161cm" draw:shadow-opacity="50%"/>
    </style:style>
    <style:style style:name="gr15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.411cm" fo:min-width="0.161cm" draw:shadow-opacity="50%"/>
    </style:style>
    <style:style style:name="gr16" style:family="graphic" style:parent-style-name="standard">
      <style:graphic-properties draw:stroke="none" svg:stroke-color="#000000" draw:fill="none" draw:fill-color="#ffffff" fo:min-height="0.367cm"/>
    </style:style>
    <style:style style:name="gr17" style:family="graphic" style:parent-style-name="standard">
      <style:graphic-properties draw:stroke="none" svg:stroke-color="#000000" draw:fill="none" draw:fill-color="#ffffff" fo:min-height="0.402cm"/>
    </style:style>
    <style:style style:name="gr18" style:family="graphic" style:parent-style-name="standard">
      <style:graphic-properties draw:fill="solid" draw:fill-color="#ff950e" draw:opacity="50%" draw:textarea-horizontal-align="justify" draw:textarea-vertical-align="middle" draw:auto-grow-height="false" fo:min-height="0.411cm" fo:min-width="0.161cm" draw:shadow-opacity="50%"/>
    </style:style>
    <style:style style:name="gr19" style:family="graphic" style:parent-style-name="standard">
      <style:graphic-properties draw:stroke="none" svg:stroke-color="#000000" draw:fill="none" draw:fill-color="#ffffff" fo:min-height="0.391cm"/>
    </style:style>
    <style:style style:name="gr20" style:family="graphic" style:parent-style-name="objectwithoutfill">
      <style:graphic-properties svg:stroke-color="#105ea5" draw:marker-end="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313cm"/>
    </style:style>
    <style:style style:name="gr22" style:family="graphic" style:parent-style-name="standard">
      <style:graphic-properties draw:fill="solid" draw:fill-color="#ff950e" draw:opacity="50%" draw:textarea-horizontal-align="justify" draw:textarea-vertical-align="middle" draw:auto-grow-height="false" fo:min-height="0.452cm" fo:min-width="0.161cm" draw:shadow-opacity="50%"/>
    </style:style>
    <style:style style:name="gr23" style:family="graphic" style:parent-style-name="objectwithoutfill">
      <style:graphic-properties svg:stroke-color="#105ea5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508cm"/>
    </style:style>
    <style:style style:name="gr25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cccccc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style:font-name="Arial" fo:font-size="8pt" fo:font-weight="bold" style:font-size-asian="8pt" style:font-weight-asian="bold" style:font-size-complex="8pt" style:font-weight-complex="bold"/>
    </style:style>
    <style:style style:name="P6" style:family="paragraph">
      <style:paragraph-properties style:text-autospace="none"/>
    </style:style>
    <style:style style:name="P7" style:family="paragraph">
      <loext:graphic-properties draw:fill="solid" draw:fill-color="#198a8a" draw:opacity="50%"/>
      <style:paragraph-properties fo:text-align="center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4pt" style:font-size-asian="18pt" style:font-size-complex="18pt"/>
    </style:style>
    <style:style style:name="P9" style:family="paragraph">
      <loext:graphic-properties draw:fill="solid" draw:fill-color="#729fcf" draw:opacity="50%"/>
      <style:paragraph-properties fo:text-align="center"/>
      <style:text-properties fo:font-size="14pt" style:font-size-asian="18pt" style:font-size-complex="18pt"/>
    </style:style>
    <style:style style:name="P10" style:family="paragraph">
      <style:text-properties fo:font-size="10pt" style:font-size-asian="18pt" style:font-size-complex="18pt"/>
    </style:style>
    <style:style style:name="P11" style:family="paragraph">
      <loext:graphic-properties draw:fill="none" draw:fill-color="#ffffff"/>
      <style:text-properties fo:font-size="10pt" style:font-size-asian="18pt" style:font-size-complex="18pt"/>
    </style:style>
    <style:style style:name="P12" style:family="paragraph">
      <loext:graphic-properties draw:fill="solid" draw:fill-color="#729fcf" draw:opacity="50%"/>
      <style:paragraph-properties fo:text-align="center"/>
    </style:style>
    <style:style style:name="P13" style:family="paragraph">
      <loext:graphic-properties draw:fill="solid" draw:fill-color="#ff950e" draw:opacity="50%"/>
      <style:paragraph-properties fo:text-align="center"/>
    </style:style>
    <style:style style:name="P14" style:family="paragraph">
      <loext:graphic-properties draw:fill="solid" draw:fill-color="#198a8a" draw:opacity="50%"/>
      <style:paragraph-properties fo:text-align="center"/>
    </style:style>
    <style:style style:name="P15" style:family="paragraph">
      <loext:graphic-properties draw:fill="solid" draw:fill-color="#198a8a" draw:opacity="50%"/>
      <style:paragraph-properties fo:text-align="center"/>
      <style:text-properties fo:font-size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7pt" fo:font-weight="bold" style:font-size-asian="7pt" style:font-weight-asian="bold" style:font-size-complex="7pt" style:font-weight-complex="bold"/>
    </style:style>
    <style:style style:name="T3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DejaVu Sans Mono" style:font-size-asian="7pt" style:font-style-asian="normal" style:font-weight-asian="normal" style:font-name-complex="DejaVu Sans Mono" style:font-size-complex="7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8pt" style:font-size-complex="18pt"/>
    </style:style>
    <style:style style:name="T6" style:family="text">
      <style:text-properties fo:font-size="14pt" style:font-size-asian="18pt" style:font-size-complex="18pt"/>
    </style:style>
    <style:style style:name="T7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32cm" svg:height="12.877cm" svg:x="2.98cm" svg:y="9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1.136cm" svg:height="7.023cm" svg:x="4.522cm" svg:y="2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028cm" svg:height="2.103cm" svg:x="5.111cm" svg:y="2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024cm" svg:height="0.609cm" svg:x="5.109cm" svg:y="2.882cm">
          <draw:text-box>
            <text:p text:style-name="P3"><text:span text:style-name="T1">Fruit</text:span></text:p>
          </draw:text-box>
        </draw:frame>
        <draw:frame draw:style-name="gr5" draw:text-style-name="P5" draw:layer="layout" svg:width="1.904cm" svg:height="1.626cm" svg:x="5.087cm" svg:y="3.421cm">
          <draw:text-box>
            <text:p><text:span text:style-name="T2">Fruit</text:span></text:p>
            <text:p><text:span text:style-name="T3">Description</text:span></text:p>
            <text:p><text:span text:style-name="T3">ShelfLife</text:span></text:p>
            <text:p><text:span text:style-name="T3">Active</text:span></text:p>
            <text:p><text:span text:style-name="T3">Freezable</text:span></text:p>
          </draw:text-box>
        </draw:frame>
        <draw:custom-shape draw:style-name="gr6" draw:text-style-name="P2" draw:layer="layout" svg:width="2.557cm" svg:height="1.935cm" svg:x="8.868cm" svg:y="2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2.55cm" svg:height="0.622cm" svg:x="8.875cm" svg:y="2.916cm">
          <draw:text-box>
            <text:p text:style-name="P3"><text:span text:style-name="T1">FruitSupplier</text:span></text:p>
          </draw:text-box>
        </draw:frame>
        <draw:frame draw:style-name="gr5" draw:text-style-name="P5" draw:layer="layout" svg:width="1.896cm" svg:height="1.626cm" svg:x="8.758cm" svg:y="3.504cm">
          <draw:text-box>
            <text:p><text:span text:style-name="T2">Fruit</text:span></text:p>
            <text:p><text:span text:style-name="T2">Supplier</text:span></text:p>
            <text:p><text:span text:style-name="T3">PricePerKg</text:span></text:p>
            <text:p><text:span text:style-name="T3">LastOrdered</text:span></text:p>
            <text:p><text:span text:style-name="T3"/></text:p>
          </draw:text-box>
        </draw:frame>
        <draw:polyline draw:style-name="gr8" draw:text-style-name="P3" draw:layer="layout" svg:width="1.442cm" svg:height="0.008cm" draw:transform="rotate (-3.14159265358979) translate (8.586cm 3.756cm)" svg:viewBox="0 0 1443 9" draw:points="0,0 759,0 759,9 1443,9">
          <text:p/>
        </draw:polyline>
        <draw:g>
          <draw:g>
            <draw:line draw:style-name="gr9" draw:text-style-name="P3" draw:layer="layout" svg:x1="8.56cm" svg:y1="3.752cm" svg:x2="8.831cm" svg:y2="3.653cm">
              <text:p/>
            </draw:line>
            <draw:line draw:style-name="gr9" draw:text-style-name="P3" draw:layer="layout" svg:x1="8.56cm" svg:y1="3.752cm" svg:x2="8.851cm" svg:y2="3.851cm">
              <text:p/>
            </draw:line>
          </draw:g>
          <draw:line draw:style-name="gr9" draw:text-style-name="P3" draw:layer="layout" svg:x1="8.59cm" svg:y1="3.755cm" svg:x2="8.851cm" svg:y2="3.755cm">
            <text:p/>
          </draw:line>
        </draw:g>
        <draw:custom-shape draw:style-name="gr10" draw:text-style-name="P2" draw:layer="layout" svg:width="2.557cm" svg:height="2.51cm" svg:x="12.575cm" svg:y="2.9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2.55cm" svg:height="0.622cm" svg:x="12.582cm" svg:y="2.915cm">
          <draw:text-box>
            <text:p text:style-name="P3"><text:span text:style-name="T1">Supplier</text:span></text:p>
          </draw:text-box>
        </draw:frame>
        <draw:frame draw:style-name="gr11" draw:text-style-name="P5" draw:layer="layout" svg:width="1.896cm" svg:height="2.176cm" svg:x="12.482cm" svg:y="3.495cm">
          <draw:text-box>
            <text:p><text:span text:style-name="T2">Supplier</text:span></text:p>
            <text:p><text:span text:style-name="T3">Active</text:span></text:p>
            <text:p><text:span text:style-name="T3">Address1</text:span></text:p>
            <text:p><text:span text:style-name="T3">Address2</text:span></text:p>
            <text:p><text:span text:style-name="T3"><text:s text:c="2"/></text:span><text:span text:style-name="T3">.</text:span></text:p>
            <text:p><text:span text:style-name="T3"><text:s text:c="2"/></text:span><text:span text:style-name="T3">.</text:span></text:p>
            <text:p><text:span text:style-name="T3"/></text:p>
          </draw:text-box>
        </draw:frame>
        <draw:g>
          <draw:g>
            <draw:line draw:style-name="gr9" draw:text-style-name="P3" draw:layer="layout" svg:x1="11.723cm" svg:y1="3.751cm" svg:x2="11.449cm" svg:y2="3.84cm">
              <text:p/>
            </draw:line>
            <draw:line draw:style-name="gr9" draw:text-style-name="P3" draw:layer="layout" svg:x1="11.723cm" svg:y1="3.751cm" svg:x2="11.436cm" svg:y2="3.642cm">
              <text:p/>
            </draw:line>
          </draw:g>
          <draw:line draw:style-name="gr9" draw:text-style-name="P3" draw:layer="layout" svg:x1="11.693cm" svg:y1="3.747cm" svg:x2="11.432cm" svg:y2="3.738cm">
            <text:p/>
          </draw:line>
        </draw:g>
        <draw:polyline draw:style-name="gr8" draw:text-style-name="P3" draw:layer="layout" svg:width="0.888cm" svg:height="0.004cm" draw:transform="rotate (-3.14159265358979) translate (12.58cm 3.757cm)" svg:viewBox="0 0 889 5" draw:points="0,0 467,0 467,5 889,5">
          <text:p/>
        </draw:polyline>
        <draw:custom-shape draw:style-name="gr3" draw:text-style-name="P2" draw:layer="layout" svg:width="2.028cm" svg:height="2.103cm" svg:x="8.883cm" svg:y="5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024cm" svg:height="0.609cm" svg:x="8.881cm" svg:y="5.729cm">
          <draw:text-box>
            <text:p text:style-name="P3"><text:span text:style-name="T1">Nutrition</text:span></text:p>
          </draw:text-box>
        </draw:frame>
        <draw:frame draw:style-name="gr12" draw:text-style-name="P5" draw:layer="layout" svg:width="1.991cm" svg:height="1.429cm" svg:x="8.859cm" svg:y="6.268cm">
          <draw:text-box>
            <text:p><text:span text:style-name="T2">Fruit</text:span></text:p>
            <text:p text:style-name="P6"><text:span text:style-name="T4">KCalPer100g</text:span></text:p>
            <text:p text:style-name="P6"><text:span text:style-name="T4">Fat</text:span></text:p>
            <text:p><text:span text:style-name="T3">Salt</text:span></text:p>
          </draw:text-box>
        </draw:frame>
        <draw:line draw:style-name="gr13" draw:text-style-name="P2" draw:layer="layout" svg:x1="6.106cm" svg:y1="5.011cm" svg:x2="6.12cm" svg:y2="6.748cm">
          <text:p/>
        </draw:line>
        <draw:line draw:style-name="gr13" draw:text-style-name="P2" draw:layer="layout" svg:x1="6.12cm" svg:y1="6.762cm" svg:x2="8.873cm" svg:y2="6.775cm">
          <text:p/>
        </draw:line>
        <draw:custom-shape draw:style-name="gr14" draw:text-style-name="P7" xml:id="id12" draw:id="id12" draw:layer="layout" svg:width="0.935cm" svg:height="0.935cm" svg:x="12.832cm" svg:y="12.307cm">
          <text:p text:style-name="P3"><text:span text:style-name="T5">“</text:span><text:span text:style-name="T5">foo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1" draw:id="id1" draw:layer="layout" svg:width="0.935cm" svg:height="0.935cm" svg:x="8.753cm" svg:y="10.863cm">
          <text:p text:style-name="P8"><text:span text:style-name="T6">{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8.94cm" svg:y1="11.719cm" svg:x2="8.298cm" svg:y2="12.454cm">
          <text:p/>
        </draw:line>
        <draw:frame draw:style-name="gr16" draw:text-style-name="P11" draw:layer="layout" svg:width="1.378cm" svg:height="0.641cm" svg:x="7.423cm" svg:y="11.677cm">
          <draw:text-box>
            <text:p text:style-name="P10"><text:span text:style-name="T5">:</text:span><text:span text:style-name="T5">Fr</text:span><text:span text:style-name="T5">ui</text:span><text:span text:style-name="T5">t</text:span></text:p>
          </draw:text-box>
        </draw:frame>
        <draw:line draw:style-name="gr13" draw:text-style-name="P2" draw:layer="layout" svg:x1="9.507cm" svg:y1="11.677cm" svg:x2="10.001cm" svg:y2="12.347cm">
          <text:p/>
        </draw:line>
        <draw:custom-shape draw:style-name="gr15" draw:text-style-name="P12" draw:layer="layout" svg:width="0.935cm" svg:height="0.935cm" svg:x="9.745cm" svg:y="12.325cm">
          <text:p text:style-name="P8"><text:span text:style-name="T6">[ 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layout" svg:width="2.084cm" svg:height="0.652cm" svg:x="9.611cm" svg:y="11.536cm">
          <draw:text-box>
            <text:p text:style-name="P10"><text:span text:style-name="T5">:</text:span><text:span text:style-name="T5">suppliers</text:span></text:p>
          </draw:text-box>
        </draw:frame>
        <draw:custom-shape draw:style-name="gr15" draw:text-style-name="P12" xml:id="id3" draw:id="id3" draw:layer="layout" svg:width="0.935cm" svg:height="0.935cm" svg:x="9.164cm" svg:y="13.682cm">
          <text:p text:style-name="P8"><text:span text:style-name="T6">{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6" draw:id="id6" draw:layer="layout" svg:width="0.935cm" svg:height="0.935cm" svg:x="10.505cm" svg:y="13.665cm">
          <text:p text:style-name="P8"><text:span text:style-name="T6">{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9" draw:id="id9" draw:layer="layout" svg:width="0.935cm" svg:height="0.935cm" svg:x="11.916cm" svg:y="13.665cm">
          <text:p text:style-name="P8"><text:span text:style-name="T6">{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10.016cm" svg:y1="13.22cm" svg:x2="9.842cm" svg:y2="13.758cm">
          <text:p/>
        </draw:line>
        <draw:frame draw:style-name="gr16" draw:text-style-name="P11" draw:layer="layout" svg:width="1.378cm" svg:height="0.641cm" svg:x="7.423cm" svg:y="11.678cm">
          <draw:text-box>
            <text:p text:style-name="P10"><text:span text:style-name="T5">:</text:span><text:span text:style-name="T5">Fr</text:span><text:span text:style-name="T5">uit</text:span></text:p>
          </draw:text-box>
        </draw:frame>
        <draw:line draw:style-name="gr13" draw:text-style-name="P2" draw:layer="layout" svg:x1="10.654cm" svg:y1="12.912cm" svg:x2="12.329cm" svg:y2="13.652cm">
          <text:p/>
        </draw:line>
        <draw:line draw:style-name="gr13" draw:text-style-name="P2" draw:layer="layout" svg:x1="10.477cm" svg:y1="13.177cm" svg:x2="10.812cm" svg:y2="13.705cm">
          <text:p/>
        </draw:line>
        <draw:custom-shape draw:style-name="gr18" draw:text-style-name="P13" xml:id="id4" draw:id="id4" draw:layer="layout" svg:width="0.935cm" svg:height="0.935cm" svg:x="6.766cm" svg:y="15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xml:id="id7" draw:id="id7" draw:layer="layout" svg:width="0.935cm" svg:height="0.935cm" svg:x="10.082cm" svg:y="1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11" draw:id="id11" draw:layer="layout" svg:width="0.935cm" svg:height="0.935cm" svg:x="13.556cm" svg:y="15.341cm">
          <text:p text:style-name="P3"><text:span text:style-name="T7">“</text:span><text:span text:style-name="T7">hello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1" draw:layer="layout" svg:width="1.891cm" svg:height="0.641cm" svg:x="6.401cm" svg:y="14.589cm">
          <draw:text-box>
            <text:p text:style-name="P10"><text:span text:style-name="T5">:Supplier</text:span></text:p>
          </draw:text-box>
        </draw:frame>
        <draw:custom-shape draw:style-name="gr18" draw:text-style-name="P13" xml:id="id2" draw:id="id2" draw:layer="layout" svg:width="0.935cm" svg:height="0.935cm" svg:x="5.848cm" svg:y="12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2" draw:layer="layout" draw:type="curve" svg:x1="8.753cm" svg:y1="11.331cm" svg:x2="6.315cm" svg:y2="12.307cm" draw:start-shape="id1" draw:start-glue-point="6" draw:end-shape="id2" draw:end-glue-point="0" svg:d="M8753 11331c-1626 0-2438 325-2438 976" svg:viewBox="0 0 2439 977">
          <text:p/>
        </draw:connector>
        <draw:frame draw:style-name="gr21" draw:text-style-name="P11" draw:layer="layout" svg:width="1.979cm" svg:height="0.641cm" svg:x="6.223cm" svg:y="10.92cm">
          <draw:text-box>
            <text:p text:style-name="P10"><text:span text:style-name="T5">:</text:span><text:span text:style-name="T5">N</text:span><text:span text:style-name="T5">u</text:span><text:span text:style-name="T5">t</text:span><text:span text:style-name="T5">r</text:span><text:span text:style-name="T5">i</text:span><text:span text:style-name="T5">t</text:span><text:span text:style-name="T5">i</text:span><text:span text:style-name="T5">o</text:span><text:span text:style-name="T5">n</text:span></text:p>
          </draw:text-box>
        </draw:frame>
        <draw:custom-shape draw:style-name="gr14" draw:text-style-name="P15" xml:id="id5" draw:id="id5" draw:layer="layout" svg:width="0.935cm" svg:height="0.935cm" svg:x="8.635cm" svg:y="15.358cm">
          <text:p text:style-name="P3"><text:span text:style-name="T7">“</text:span><text:span text:style-name="T7">h</text:span><text:span text:style-name="T7">e</text:span><text:span text:style-name="T7">ll</text:span><text:span text:style-name="T7">o</text:span><text:span text:style-name="T7">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8" draw:id="id8" draw:layer="layout" svg:width="0.935cm" svg:height="0.935cm" svg:x="11.21cm" svg:y="15.358cm">
          <text:p text:style-name="P3"><text:span text:style-name="T7">“</text:span><text:span text:style-name="T7">hello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0" draw:id="id10" draw:layer="layout" svg:width="0.935cm" svg:height="0.992cm" svg:x="12.479cm" svg:y="15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2" draw:layer="layout" draw:type="line" svg:x1="9.301cm" svg:y1="14.48cm" svg:x2="7.234cm" svg:y2="15.412cm" draw:start-shape="id3" draw:start-glue-point="7" draw:end-shape="id4" draw:end-glue-point="4" svg:d="M9301 14480l-2067 932" svg:viewBox="0 0 2068 933">
          <text:p/>
        </draw:connector>
        <draw:connector draw:style-name="gr20" draw:text-style-name="P2" draw:layer="layout" draw:type="line" svg:x1="9.632cm" svg:y1="14.617cm" svg:x2="9.103cm" svg:y2="15.358cm" draw:start-shape="id3" draw:start-glue-point="8" draw:end-shape="id5" draw:end-glue-point="4" svg:d="M9632 14617l-529 741" svg:viewBox="0 0 530 742">
          <text:p/>
        </draw:connector>
        <draw:connector draw:style-name="gr23" draw:text-style-name="P2" draw:layer="layout" draw:type="line" svg:x1="10.642cm" svg:y1="14.463cm" svg:x2="10.55cm" svg:y2="15.375cm" draw:start-shape="id6" draw:start-glue-point="7" draw:end-shape="id7" draw:end-glue-point="4" svg:d="M10642 14463l-92 912" svg:viewBox="0 0 93 913">
          <text:p/>
        </draw:connector>
        <draw:connector draw:style-name="gr23" draw:text-style-name="P2" draw:layer="layout" draw:type="line" svg:x1="11.303cm" svg:y1="14.463cm" svg:x2="11.678cm" svg:y2="15.358cm" draw:start-shape="id6" draw:start-glue-point="9" draw:end-shape="id8" draw:end-glue-point="4" svg:d="M11303 14463l375 895" svg:viewBox="0 0 376 896">
          <text:p/>
        </draw:connector>
        <draw:connector draw:style-name="gr23" draw:text-style-name="P2" draw:layer="layout" draw:type="line" svg:x1="12.384cm" svg:y1="14.6cm" svg:x2="12.947cm" svg:y2="15.341cm" draw:start-shape="id9" draw:start-glue-point="8" draw:end-shape="id10" draw:end-glue-point="4" svg:d="M12384 14600l563 741" svg:viewBox="0 0 564 742">
          <text:p/>
        </draw:connector>
        <draw:connector draw:style-name="gr23" draw:text-style-name="P2" draw:layer="layout" draw:type="line" svg:x1="12.714cm" svg:y1="14.463cm" svg:x2="14.024cm" svg:y2="15.341cm" draw:start-shape="id9" draw:start-glue-point="9" draw:end-shape="id11" draw:end-glue-point="4" svg:d="M12714 14463l1310 878" svg:viewBox="0 0 1311 879">
          <text:p/>
        </draw:connector>
        <draw:custom-shape draw:style-name="gr18" draw:text-style-name="P13" draw:layer="layout" svg:width="0.935cm" svg:height="0.935cm" svg:x="7.77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2" draw:layer="layout" draw:type="curve" svg:x1="9.688cm" svg:y1="11.331cm" svg:x2="13.3cm" svg:y2="12.307cm" draw:start-shape="id1" draw:start-glue-point="10" draw:end-shape="id12" draw:end-glue-point="4" svg:d="M9688 11331c2408 0 3612 325 3612 976" svg:viewBox="0 0 3613 977">
          <text:p/>
        </draw:connector>
        <draw:frame draw:style-name="gr17" draw:text-style-name="P11" draw:layer="layout" svg:width="2.084cm" svg:height="0.652cm" svg:x="11.234cm" svg:y="10.918cm">
          <draw:text-box>
            <text:p text:style-name="P10"><text:span text:style-name="T5">:extra</text:span></text:p>
          </draw:text-box>
        </draw:frame>
        <draw:frame draw:style-name="gr17" draw:text-style-name="P11" draw:layer="layout" svg:width="1.484cm" svg:height="0.652cm" svg:x="8.094cm" svg:y="14.723cm">
          <draw:text-box>
            <text:p text:style-name="P10"><text:span text:style-name="T5">:extra</text:span></text:p>
          </draw:text-box>
        </draw:frame>
        <draw:custom-shape draw:style-name="gr15" draw:text-style-name="P9" draw:layer="layout" svg:width="0.935cm" svg:height="0.935cm" svg:x="3.643cm" svg:y="18.678cm">
          <text:p text:style-name="P8"><text:span text:style-name="T6">{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935cm" svg:height="0.935cm" svg:x="3.631cm" svg:y="19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935cm" svg:height="0.935cm" svg:x="3.63cm" svg:y="21.18cm">
          <text:p text:style-name="P3"><text:span text:style-name="T5">“</text:span><text:span text:style-name="T5">foo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layout" svg:width="1.996cm" svg:height="0.652cm" svg:x="4.606cm" svg:y="18.734cm">
          <draw:text-box>
            <text:p text:style-name="P10"><text:span text:style-name="T5">container</text:span></text:p>
          </draw:text-box>
        </draw:frame>
        <draw:frame draw:style-name="gr17" draw:text-style-name="P11" draw:layer="layout" svg:width="1.996cm" svg:height="0.652cm" svg:x="4.606cm" svg:y="20.057cm">
          <draw:text-box>
            <text:p text:style-name="P10"><text:span text:style-name="T5">i</text:span><text:span text:style-name="T5">n</text:span><text:span text:style-name="T5">s</text:span><text:span text:style-name="T5">t</text:span><text:span text:style-name="T5">a</text:span><text:span text:style-name="T5">n</text:span><text:span text:style-name="T5">c</text:span><text:span text:style-name="T5">e</text:span></text:p>
          </draw:text-box>
        </draw:frame>
        <draw:frame draw:style-name="gr24" draw:text-style-name="P11" draw:layer="layout" svg:width="2.998cm" svg:height="0.758cm" svg:x="4.557cm" svg:y="21.309cm">
          <draw:text-box>
            <text:p text:style-name="P10"><text:span text:style-name="T5">something else</text:span></text:p>
          </draw:text-box>
        </draw:frame>
        <draw:custom-shape draw:style-name="gr15" draw:text-style-name="P9" xml:id="id13" draw:id="id13" draw:layer="layout" svg:width="0.935cm" svg:height="0.935cm" svg:x="9.517cm" svg:y="16.993cm">
          <text:p text:style-name="P8"><text:span text:style-name="T6">[ 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14" draw:id="id14" draw:layer="layout" svg:width="0.935cm" svg:height="0.935cm" svg:x="9.023cm" svg:y="18.651cm">
          <text:p text:style-name="P8"><text:span text:style-name="T6">{</text:span><text:span text:style-name="T6">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15" draw:id="id15" draw:layer="layout" svg:width="0.935cm" svg:height="0.935cm" svg:x="10.364cm" svg:y="18.634cm">
          <text:p text:style-name="P8"><text:span text:style-name="T6">{</text:span><text:span text:style-name="T6">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16" draw:id="id16" draw:layer="layout" svg:width="0.935cm" svg:height="0.935cm" svg:x="11.775cm" svg:y="18.634cm">
          <text:p text:style-name="P8"><text:span text:style-name="T6">{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" draw:layer="layout" draw:type="line" svg:x1="9.632cm" svg:y1="14.617cm" svg:x2="9.985cm" svg:y2="16.993cm" draw:start-shape="id3" draw:start-glue-point="8" draw:end-shape="id13" draw:end-glue-point="4" svg:d="M9632 14617l353 2376" svg:viewBox="0 0 354 2377">
          <text:p/>
        </draw:connector>
        <draw:frame draw:style-name="gr17" draw:text-style-name="P11" draw:layer="layout" svg:width="2.084cm" svg:height="0.652cm" svg:x="9.805cm" svg:y="16.387cm">
          <draw:text-box>
            <text:p text:style-name="P10"><text:span text:style-name="T5">:</text:span><text:span text:style-name="T5">fruit</text:span><text:span text:style-name="T5">s</text:span></text:p>
          </draw:text-box>
        </draw:frame>
        <draw:connector draw:style-name="gr23" draw:text-style-name="P2" draw:layer="layout" draw:type="line" svg:x1="9.985cm" svg:y1="17.928cm" svg:x2="9.491cm" svg:y2="18.651cm" draw:start-shape="id13" draw:start-glue-point="8" draw:end-shape="id14" draw:end-glue-point="4" svg:d="M9985 17928l-494 723" svg:viewBox="0 0 495 724">
          <text:p/>
        </draw:connector>
        <draw:connector draw:style-name="gr23" draw:text-style-name="P2" draw:layer="layout" draw:type="line" svg:x1="9.985cm" svg:y1="17.928cm" svg:x2="10.832cm" svg:y2="18.634cm" draw:start-shape="id13" draw:start-glue-point="8" draw:end-shape="id15" draw:end-glue-point="4" svg:d="M9985 17928l847 706" svg:viewBox="0 0 848 707">
          <text:p/>
        </draw:connector>
        <draw:connector draw:style-name="gr23" draw:text-style-name="P2" draw:layer="layout" draw:type="line" svg:x1="9.985cm" svg:y1="17.928cm" svg:x2="12.243cm" svg:y2="18.634cm" draw:start-shape="id13" draw:start-glue-point="8" draw:end-shape="id16" draw:end-glue-point="4" svg:d="M9985 17928l2258 706" svg:viewBox="0 0 2259 707">
          <text:p/>
        </draw:connector>
        <draw:custom-shape draw:style-name="gr18" draw:text-style-name="P13" xml:id="id17" draw:id="id17" draw:layer="layout" svg:width="0.935cm" svg:height="0.935cm" svg:x="9.022cm" svg:y="2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xml:id="id18" draw:id="id18" draw:layer="layout" svg:width="0.935cm" svg:height="0.935cm" svg:x="10.433cm" svg:y="2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xml:id="id19" draw:id="id19" draw:layer="layout" svg:width="0.935cm" svg:height="0.935cm" svg:x="12.021cm" svg:y="20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2" draw:layer="layout" draw:type="line" svg:x1="9.491cm" svg:y1="19.586cm" svg:x2="9.49cm" svg:y2="20.103cm" draw:start-shape="id14" draw:start-glue-point="8" draw:end-shape="id17" draw:end-glue-point="4" svg:d="M9491 19586l-1 517" svg:viewBox="0 0 2 518">
          <text:p/>
        </draw:connector>
        <draw:connector draw:style-name="gr23" draw:text-style-name="P2" draw:layer="layout" draw:type="line" svg:x1="10.832cm" svg:y1="19.569cm" svg:x2="10.901cm" svg:y2="20.103cm" draw:start-shape="id15" draw:start-glue-point="8" draw:end-shape="id18" draw:end-glue-point="4" svg:d="M10832 19569l69 534" svg:viewBox="0 0 70 535">
          <text:p/>
        </draw:connector>
        <draw:connector draw:style-name="gr23" draw:text-style-name="P2" draw:layer="layout" draw:type="line" svg:x1="12.243cm" svg:y1="19.569cm" svg:x2="12.489cm" svg:y2="20.086cm" draw:start-shape="id16" draw:start-glue-point="8" draw:end-shape="id19" draw:end-glue-point="4" svg:d="M12243 19569l246 517" svg:viewBox="0 0 247 518">
          <text:p/>
        </draw:connector>
        <draw:frame draw:style-name="gr16" draw:text-style-name="P11" draw:layer="layout" svg:width="1.378cm" svg:height="0.641cm" svg:x="9.352cm" svg:y="19.509cm">
          <draw:text-box>
            <text:p text:style-name="P10"><text:span text:style-name="T5">:Fru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m </meta:initial-creator>
    <meta:creation-date>2017-06-12T14:05:22.997994645</meta:creation-date>
    <dc:date>2017-10-11T12:05:00.005852909</dc:date>
    <dc:creator>tom </dc:creator>
    <meta:editing-duration>PT2H40M15S</meta:editing-duration>
    <meta:editing-cycles>14</meta:editing-cycles>
    <meta:generator>LibreOffice/5.3.1.2$Linux_X86_64 LibreOffice_project/30m0$Build-2</meta:generator>
    <meta:document-statistic meta:object-count="84"/>
  </office:meta>
</office:document-meta>
</file>